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4f81bd"/>
    </style:style>
    <style:style style:name="gr2" style:family="graphic" style:parent-style-name="standard">
      <style:graphic-properties draw:stroke="none" draw:fill="solid" draw:fill-color="#d3dfee"/>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solid" draw:fill-color="#052f83"/>
    </style:style>
    <style:style style:name="gr5" style:family="graphic" style:parent-style-name="standard">
      <style:graphic-properties draw:stroke="none" draw:fill="solid" draw:fill-color="#e08600"/>
    </style:style>
    <style:style style:name="gr6" style:family="graphic" style:parent-style-name="standard">
      <style:graphic-properties draw:stroke="none" draw:fill="solid" draw:fill-color="#f3bc7f"/>
    </style:style>
    <style:style style:name="gr7" style:family="graphic" style:parent-style-name="standard">
      <style:graphic-properties draw:stroke="solid" svg:stroke-width="0.01cm" svg:stroke-color="#052f83" draw:stroke-linejoin="round" svg:stroke-linecap="round" draw:fill="none" fo:padding-top="0.005cm" fo:padding-bottom="0.005cm" fo:padding-left="0.005cm" fo:padding-right="0.005cm"/>
    </style:style>
    <style:style style:name="gr8" style:family="graphic" style:parent-style-name="standard">
      <style:graphic-properties draw:stroke="solid" svg:stroke-width="0.026cm" svg:stroke-color="#e08600" draw:stroke-linejoin="round" svg:stroke-linecap="round" draw:fill="none" fo:padding-top="0.013cm" fo:padding-bottom="0.013cm" fo:padding-left="0.013cm" fo:padding-right="0.013cm"/>
    </style:style>
    <style:style style:name="gr9" style:family="graphic" style:parent-style-name="standard">
      <style:graphic-properties draw:stroke="none" draw:fill="solid" draw:fill-color="#fefefe"/>
    </style:style>
    <style:style style:name="gr10"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1" style:family="graphic" style:parent-style-name="standard">
      <style:graphic-properties draw:stroke="none" draw:fill="none" draw:textarea-horizontal-align="left" draw:textarea-vertical-align="top" draw:auto-grow-height="true" draw:auto-grow-width="true" fo:min-height="0.412cm" fo:min-width="7.25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12cm" fo:min-width="6.995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12cm" fo:min-width="7.20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12cm" fo:min-width="5.24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12cm" fo:min-width="1.59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12cm" fo:min-width="1.73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12cm" fo:min-width="6.166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12cm" fo:min-width="8.685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12cm" fo:min-width="6.42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12cm" fo:min-width="1.07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12cm" fo:min-width="2.123cm" fo:padding-top="0cm" fo:padding-bottom="0cm" fo:padding-left="0cm" fo:padding-right="0cm"/>
    </style:style>
    <style:style style:name="gr22" style:family="graphic" style:parent-style-name="standard">
      <style:graphic-properties draw:stroke="none" draw:fill="solid" draw:fill-color="#888888"/>
    </style:style>
    <style:style style:name="gr23" style:family="graphic" style:parent-style-name="standard">
      <style:graphic-properties draw:stroke="none" draw:fill="none" draw:textarea-horizontal-align="left" draw:textarea-vertical-align="top" draw:auto-grow-height="true" draw:auto-grow-width="true" fo:min-height="0.412cm" fo:min-width="1.729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12cm" fo:min-width="7.37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12cm" fo:min-width="13.9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12cm" fo:min-width="13.913cm" fo:padding-top="0cm" fo:padding-bottom="0cm" fo:padding-left="0cm" fo:padding-right="0cm"/>
    </style:style>
    <style:style style:name="gr27" style:family="graphic" style:parent-style-name="standard">
      <style:graphic-properties draw:stroke="none" draw:fill="solid" draw:fill-color="#cc0814"/>
    </style:style>
    <style:style style:name="gr28" style:family="graphic" style:parent-style-name="standard">
      <style:graphic-properties draw:stroke="none" draw:fill="none" draw:textarea-horizontal-align="left" draw:textarea-vertical-align="top" draw:auto-grow-height="true" draw:auto-grow-width="true" fo:min-height="0.412cm" fo:min-width="8.875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12cm" fo:min-width="1.75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12cm" fo:min-width="12.27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12cm" fo:min-width="13.447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12cm" fo:min-width="12.507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12cm" fo:min-width="10.124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12cm" fo:min-width="13.227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12cm" fo:min-width="13.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12cm" fo:min-width="13.96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12cm" fo:min-width="12.304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12cm" fo:min-width="11.974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12cm" fo:min-width="13.434cm" fo:padding-top="0cm" fo:padding-bottom="0cm" fo:padding-left="0cm" fo:padding-right="0cm"/>
    </style:style>
    <style:style style:name="gr40" style:family="graphic" style:parent-style-name="standard">
      <style:graphic-properties draw:stroke="none" draw:fill="solid" draw:fill-color="#ff011b"/>
    </style:style>
    <style:style style:name="gr41" style:family="graphic" style:parent-style-name="standard">
      <style:graphic-properties draw:stroke="none" draw:fill="none" draw:textarea-horizontal-align="left" draw:textarea-vertical-align="top" draw:auto-grow-height="true" draw:auto-grow-width="true" fo:min-height="0.412cm" fo:min-width="6.847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12cm" fo:min-width="1.873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12cm" fo:min-width="10.869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12cm" fo:min-width="9.85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12cm" fo:min-width="12.986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12cm" fo:min-width="13.841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12cm" fo:min-width="5.28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12cm" fo:min-width="13.76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823cm" fo:min-width="13.31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47cm" fo:min-width="3.969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47cm" fo:min-width="1.45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331cm" fo:min-width="12.21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289cm" fo:min-width="7.774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331cm" fo:min-width="0.281cm" fo:padding-top="0cm" fo:padding-bottom="0cm" fo:padding-left="0cm" fo:padding-right="0cm"/>
    </style:style>
    <style:style style:name="gr55" style:family="graphic" style:parent-style-name="standard">
      <style:graphic-properties draw:stroke="solid" svg:stroke-width="0.014cm" svg:stroke-color="#0563c1" draw:stroke-linejoin="miter" svg:stroke-linecap="butt" draw:fill="none" fo:padding-top="0.007cm" fo:padding-bottom="0.007cm" fo:padding-left="0.007cm" fo:padding-right="0.007cm"/>
    </style:style>
    <style:style style:name="gr56" style:family="graphic" style:parent-style-name="standard">
      <style:graphic-properties draw:stroke="none" draw:fill="none" draw:textarea-horizontal-align="left" draw:textarea-vertical-align="top" draw:auto-grow-height="true" draw:auto-grow-width="true" fo:min-height="0.289cm" fo:min-width="6.712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12cm" fo:min-width="13.307cm" fo:padding-top="0cm" fo:padding-bottom="0cm" fo:padding-left="0cm" fo:padding-right="0cm"/>
    </style:style>
    <style:style style:name="gr58" style:family="graphic" style:parent-style-name="standard">
      <style:graphic-properties draw:stroke="none" svg:stroke-color="#000000" draw:fill="none" draw:fill-color="#ffffff" fo:min-height="2.5cm"/>
    </style:style>
    <style:style style:name="gr59" style:family="graphic" style:parent-style-name="standard">
      <style:graphic-properties draw:stroke="none" svg:stroke-color="#000000" draw:fill="none" draw:fill-color="#ffffff" draw:textarea-horizontal-align="left" draw:auto-grow-height="true" draw:auto-grow-width="true" fo:min-height="0.412cm" fo:min-width="10.522cm"/>
    </style:style>
    <style:style style:name="gr60" style:family="graphic" style:parent-style-name="standard">
      <style:graphic-properties draw:fill-color="#808080" draw:textarea-horizontal-align="justify" draw:textarea-vertical-align="middle" draw:auto-grow-height="false" fo:min-height="0.5cm" fo:min-width="12.6cm"/>
    </style:style>
    <style:style style:name="gr61" style:family="graphic" style:parent-style-name="standard">
      <style:graphic-properties draw:stroke="none" draw:fill="none" draw:textarea-horizontal-align="left" draw:textarea-vertical-align="top" draw:auto-grow-height="true" draw:auto-grow-width="true" fo:min-height="0.412cm" fo:min-width="12.558cm" fo:padding-top="0cm" fo:padding-bottom="0cm" fo:padding-left="0cm" fo:padding-right="0cm"/>
    </style:style>
    <style:style style:name="gr62" style:family="graphic" style:parent-style-name="standard">
      <style:graphic-properties draw:fill-color="#c9211e" draw:textarea-horizontal-align="justify" draw:textarea-vertical-align="middle" draw:auto-grow-height="false" fo:min-height="0.5cm" fo:min-width="1.8cm"/>
    </style:style>
    <style:style style:name="gr63" style:family="graphic" style:parent-style-name="standard">
      <style:graphic-properties draw:stroke="none" svg:stroke-color="#000000" draw:fill="none" draw:fill-color="#ffffff" fo:min-height="1.2cm"/>
    </style:style>
    <style:style style:name="gr64" style:family="graphic" style:parent-style-name="standard">
      <style:graphic-properties draw:fill-color="#666666" draw:textarea-horizontal-align="justify" draw:textarea-vertical-align="middle" draw:auto-grow-height="false" fo:min-height="0.6cm" fo:min-width="13.5cm"/>
    </style:style>
    <style:style style:name="gr65" style:family="graphic" style:parent-style-name="standard">
      <style:graphic-properties draw:stroke="none" draw:fill="none" draw:textarea-horizontal-align="left" draw:textarea-vertical-align="top" draw:auto-grow-height="true" draw:auto-grow-width="true" fo:min-height="0.412cm" fo:min-width="13.426cm" fo:padding-top="0cm" fo:padding-bottom="0cm" fo:padding-left="0cm" fo:padding-right="0cm"/>
    </style:style>
    <style:style style:name="gr66" style:family="graphic" style:parent-style-name="standard">
      <style:graphic-properties draw:stroke="none" svg:stroke-color="#000000" draw:fill="none" draw:fill-color="#ffffff" fo:min-height="1.4cm"/>
    </style:style>
    <style:style style:name="gr67" style:family="graphic" style:parent-style-name="standard">
      <style:graphic-properties draw:fill-color="#c9211e" draw:textarea-horizontal-align="justify" draw:textarea-vertical-align="middle" draw:auto-grow-height="false" fo:min-height="0.5cm" fo:min-width="1.9cm"/>
    </style:style>
    <style:style style:name="gr68" style:family="graphic" style:parent-style-name="standard">
      <style:graphic-properties draw:fill-color="#666666" draw:textarea-horizontal-align="justify" draw:textarea-vertical-align="middle" draw:auto-grow-height="false" fo:min-height="0.4cm" fo:min-width="13.6cm"/>
    </style:style>
    <style:style style:name="gr69" style:family="graphic" style:parent-style-name="standard">
      <style:graphic-properties draw:stroke="none" svg:stroke-color="#000000" draw:fill="none" draw:fill-color="#ffffff" fo:min-height="3.7cm"/>
    </style:style>
    <style:style style:name="gr70" style:family="graphic" style:parent-style-name="standard">
      <style:graphic-properties draw:stroke="none" svg:stroke-color="#000000" draw:fill="none" draw:fill-color="#ffffff" fo:min-height="9.454cm"/>
    </style:style>
    <style:style style:name="gr71" style:family="graphic" style:parent-style-name="standard">
      <style:graphic-properties draw:stroke="none" draw:fill="none" draw:textarea-horizontal-align="left" draw:textarea-vertical-align="top" draw:auto-grow-height="true" draw:auto-grow-width="true" fo:min-height="0.412cm" fo:min-width="11.707cm" fo:padding-top="0cm" fo:padding-bottom="0cm" fo:padding-left="0cm" fo:padding-right="0cm"/>
    </style:style>
    <style:style style:name="gr72" style:family="graphic" style:parent-style-name="objectwithoutfill">
      <style:graphic-properties svg:stroke-color="#000000" draw:fill="solid" draw:textarea-horizontal-align="center" draw:textarea-vertical-align="middle"/>
    </style:style>
    <style:style style:name="gr73" style:family="graphic" style:parent-style-name="standard">
      <style:graphic-properties draw:stroke="none" draw:fill="none" draw:textarea-horizontal-align="left" draw:textarea-vertical-align="top" draw:auto-grow-height="true" draw:auto-grow-width="true" fo:min-height="0.412cm" fo:min-width="11.2cm" fo:padding-top="0cm" fo:padding-bottom="0cm" fo:padding-left="0cm" fo:padding-right="0cm"/>
    </style:style>
    <style:style style:name="gr74" style:family="graphic" style:parent-style-name="standard">
      <style:graphic-properties draw:stroke="none" svg:stroke-color="#000000" draw:fill="none" draw:fill-color="#ffffff" fo:min-height="17.788cm"/>
    </style:style>
    <style:style style:name="gr75" style:family="graphic" style:parent-style-name="standard">
      <style:graphic-properties draw:stroke="none" draw:fill="none" draw:textarea-horizontal-align="left" draw:textarea-vertical-align="top" draw:auto-grow-height="true" draw:auto-grow-width="true" fo:min-height="0.412cm" fo:min-width="13.125cm" fo:padding-top="0cm" fo:padding-bottom="0cm" fo:padding-left="0cm" fo:padding-right="0cm"/>
    </style:style>
    <style:style style:name="gr76" style:family="graphic" style:parent-style-name="standard">
      <style:graphic-properties draw:stroke="none" svg:stroke-color="#000000" draw:fill="none" draw:fill-color="#ffffff" fo:min-height="19.021cm"/>
    </style:style>
    <style:style style:name="P1" style:family="paragraph">
      <loext:graphic-properties draw:fill="solid" draw:fill-color="#4f81bd"/>
    </style:style>
    <style:style style:name="P2" style:family="paragraph">
      <loext:graphic-properties draw:fill="solid" draw:fill-color="#d3dfee"/>
    </style:style>
    <style:style style:name="P3" style:family="paragraph">
      <loext:graphic-properties draw:fill="solid" draw:fill-color="#ffffff"/>
    </style:style>
    <style:style style:name="P4" style:family="paragraph">
      <loext:graphic-properties draw:fill="solid" draw:fill-color="#052f83"/>
    </style:style>
    <style:style style:name="P5" style:family="paragraph">
      <loext:graphic-properties draw:fill="solid" draw:fill-color="#e08600"/>
    </style:style>
    <style:style style:name="P6" style:family="paragraph">
      <loext:graphic-properties draw:fill="solid" draw:fill-color="#f3bc7f"/>
    </style:style>
    <style:style style:name="P7" style:family="paragraph">
      <loext:graphic-properties draw:fill="none"/>
    </style:style>
    <style:style style:name="P8" style:family="paragraph">
      <loext:graphic-properties draw:fill="solid" draw:fill-color="#fefefe"/>
    </style:style>
    <style:style style:name="P9" style:family="paragraph">
      <style:paragraph-properties fo:text-align="start" style:writing-mode="lr-tb"/>
    </style:style>
    <style:style style:name="P10" style:family="paragraph">
      <loext:graphic-properties draw:fill="none"/>
      <style:text-properties fo:font-size="10pt" style:font-size-asian="10pt" style:font-size-complex="10pt"/>
    </style:style>
    <style:style style:name="P11" style:family="paragraph">
      <loext:graphic-properties draw:fill="solid" draw:fill-color="#888888"/>
    </style:style>
    <style:style style:name="P12" style:family="paragraph">
      <loext:graphic-properties draw:fill="solid" draw:fill-color="#cc0814"/>
    </style:style>
    <style:style style:name="P13" style:family="paragraph">
      <loext:graphic-properties draw:fill="solid" draw:fill-color="#ff011b"/>
    </style:style>
    <style:style style:name="P14" style:family="paragraph">
      <loext:graphic-properties draw:fill="none"/>
      <style:text-properties fo:font-size="6pt" style:font-size-asian="6pt" style:font-size-complex="6pt"/>
    </style:style>
    <style:style style:name="P15" style:family="paragraph">
      <loext:graphic-properties draw:fill="none"/>
      <style:text-properties fo:font-size="8pt" style:font-size-asian="8pt" style:font-size-complex="8pt"/>
    </style:style>
    <style:style style:name="P16" style:family="paragraph">
      <loext:graphic-properties draw:fill="none"/>
      <style:text-properties fo:font-size="7pt" style:font-size-asian="7pt" style:font-size-complex="7pt"/>
    </style:style>
    <style:style style:name="P17" style:family="paragraph">
      <loext:graphic-properties draw:fill="none" draw:fill-color="#ffffff"/>
      <style:text-properties style:font-name="DejaVu Sans2" fo:font-size="10pt" style:font-size-asian="10pt" style:font-size-complex="10pt"/>
    </style:style>
    <style:style style:name="P18" style:family="paragraph">
      <loext:graphic-properties draw:fill-color="#808080"/>
      <style:paragraph-properties fo:text-align="center"/>
    </style:style>
    <style:style style:name="P19" style:family="paragraph">
      <loext:graphic-properties draw:fill-color="#c9211e"/>
      <style:paragraph-properties fo:text-align="center"/>
    </style:style>
    <style:style style:name="P20" style:family="paragraph">
      <loext:graphic-properties draw:fill-color="#666666"/>
      <style:paragraph-properties fo:text-align="center"/>
    </style:style>
    <style:style style:name="P21" style:family="paragraph">
      <loext:graphic-properties draw:fill="solid" draw:fill-color="#d3dfee"/>
      <style:text-properties style:font-name="Arial" fo:font-size="10pt" style:font-size-asian="10pt" style:font-size-complex="10pt"/>
    </style:style>
    <style:style style:name="P22" style:family="paragraph">
      <loext:graphic-properties draw:fill-color="#666666"/>
      <style:paragraph-properties fo:text-align="center"/>
      <style:text-properties fo:color="#999999"/>
    </style:style>
    <style:style style:name="P23" style:family="paragraph">
      <loext:graphic-properties draw:fill="none" draw:fill-color="#ffffff"/>
    </style:style>
    <style:style style:name="P24" style:family="paragraph">
      <loext:graphic-properties draw:fill="none"/>
      <style:paragraph-properties fo:text-align="start" style:writing-mode="lr-tb"/>
      <style:text-properties fo:font-size="10pt" style:font-size-asian="10pt" style:font-size-complex="10pt"/>
    </style:style>
    <style:style style:name="P25" style:family="paragraph">
      <loext:graphic-properties draw:fill="solid"/>
      <style:paragraph-properties fo:text-align="center"/>
    </style:style>
    <style:style style:name="P26" style:family="paragraph">
      <loext:graphic-properties draw:fill="none"/>
      <style:paragraph-properties fo:text-align="start" style:writing-mode="lr-tb"/>
      <style:text-properties fo:font-size="10pt" fo:font-weight="bold" style:font-size-asian="10pt" style:font-weight-asian="bold" style:font-size-complex="10pt" style:font-weight-complex="bold"/>
    </style:style>
    <style:style style:name="T1" style:family="text">
      <style:text-properties fo:color="#000000" style:font-name="DejaVu Sans1" fo:font-size="10pt" fo:font-weight="bold" style:font-size-asian="10pt" style:font-name-complex="DejaVu Sans1" style:font-size-complex="10pt" style:font-weight-complex="bold"/>
    </style:style>
    <style:style style:name="T2" style:family="text">
      <style:text-properties fo:color="#000000" style:font-name="DejaVu Sans1" fo:font-size="10pt" style:font-size-asian="10pt" style:font-name-complex="DejaVu Sans1" style:font-size-complex="10pt"/>
    </style:style>
    <style:style style:name="T3" style:family="text">
      <style:text-properties fo:color="#000000" style:font-name="DejaVu Sans1" fo:font-size="6pt" fo:font-weight="bold" style:font-size-asian="6pt" style:font-name-complex="DejaVu Sans1" style:font-size-complex="6pt" style:font-weight-complex="bold"/>
    </style:style>
    <style:style style:name="T4" style:family="text">
      <style:text-properties fo:color="#000000" style:font-name="DejaVu Sans1" fo:font-size="8pt" style:font-size-asian="8pt" style:font-name-complex="DejaVu Sans1" style:font-size-complex="8pt"/>
    </style:style>
    <style:style style:name="T5" style:family="text">
      <style:text-properties fo:color="#000000" style:font-name="DejaVu Sans1" fo:font-size="7pt" style:font-size-asian="7pt" style:font-name-complex="DejaVu Sans1" style:font-size-complex="7pt"/>
    </style:style>
    <style:style style:name="T6" style:family="text">
      <style:text-properties fo:color="#0563c1" style:font-name="DejaVu Sans1" fo:font-size="7pt" style:font-size-asian="7pt" style:font-name-complex="DejaVu Sans1" style:font-size-complex="7pt"/>
    </style:style>
    <style:style style:name="T7" style:family="text">
      <style:text-properties style:font-name="DejaVu Sans2" fo:font-size="10pt" style:font-size-asian="10pt" style:font-size-complex="10pt"/>
    </style:style>
    <style:style style:name="T8" style:family="text">
      <style:text-properties fo:color="#000000" style:font-name="DejaVu Sans1" fo:font-size="10pt" fo:font-weight="bold" style:font-size-asian="10pt" style:font-weight-asian="bold" style:font-name-complex="DejaVu Sans1"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2" draw:text-style-name="P2" draw:layer="layout" svg:width="2.429cm" svg:height="5.586cm" svg:x="2.07cm" svg:y="8.886cm" svg:viewBox="0 0 2430 5587" draw:points="0,5587 2430,5587 2430,0 0,0">
          <text:p/>
        </draw:polygon>
        <draw:polygon draw:style-name="gr2" draw:text-style-name="P2" draw:layer="layout" svg:width="14.388cm" svg:height="5.586cm" svg:x="4.501cm" svg:y="8.886cm" svg:viewBox="0 0 14389 5587" draw:points="0,5587 14389,5587 1438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003cm" svg:y="0.005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14.483cm" svg:x2="18.9cm" svg:y2="14.483cm">
          <text:p/>
        </draw:line>
        <draw:line draw:style-name="gr10" draw:text-style-name="P7" draw:layer="layout" svg:x1="2cm" svg:y1="27.2cm" svg:x2="18.9cm" svg:y2="27.3cm">
          <text:p/>
        </draw:line>
        <draw:line draw:style-name="gr10" draw:text-style-name="P7" draw:layer="layout" svg:x1="2.07cm" svg:y1="8.459cm" svg:x2="2.07cm" svg:y2="27.2cm">
          <text:p/>
        </draw:line>
        <draw:line draw:style-name="gr10" draw:text-style-name="P7" draw:layer="layout" svg:x1="4.501cm" svg:y1="8.459cm" svg:x2="4.501cm" svg:y2="27.2cm">
          <text:p/>
        </draw:line>
        <draw:line draw:style-name="gr10" draw:text-style-name="P7" draw:layer="layout" svg:x1="18.891cm" svg:y1="8.459cm" svg:x2="18.9cm" svg:y2="27.4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7.389cm" svg:height="0.411cm" svg:x="4.691cm" svg:y="9.39cm" svg:viewBox="0 0 7390 412" draw:points="0,412 7390,412 7390,0 0,0">
          <text:p/>
        </draw:polygon>
        <draw:frame draw:style-name="gr23" draw:text-style-name="P10" draw:layer="layout" svg:width="1.729cm" svg:height="0.412cm" svg:x="2.265cm" svg:y="11.484cm">
          <draw:text-box>
            <text:p text:style-name="P9"><text:span text:style-name="T1">30/08/21</text:span></text:p>
          </draw:text-box>
        </draw:frame>
        <draw:frame draw:style-name="gr24" draw:text-style-name="P10" draw:layer="layout" svg:width="7.372cm" svg:height="0.412cm" svg:x="4.695cm" svg:y="9.392cm">
          <draw:text-box>
            <text:p text:style-name="P9"><text:span text:style-name="T1">VERIFICAÇÃO DA TELA DE CADASTRO</text:span></text:p>
          </draw:text-box>
        </draw:frame>
        <draw:frame draw:style-name="gr25" draw:text-style-name="P10" draw:layer="layout" svg:width="13.993cm" svg:height="0.412cm" svg:x="4.695cm" svg:y="10.214cm">
          <draw:text-box>
            <text:p text:style-name="P9"><text:span text:style-name="T2">O Scrum Master Rafael está relatando que os estudantes Isabella, João e Bruno</text:span></text:p>
          </draw:text-box>
        </draw:frame>
        <draw:frame draw:style-name="gr26" draw:text-style-name="P10" draw:layer="layout" svg:width="13.913cm" svg:height="0.412cm" svg:x="4.695cm" svg:y="10.626cm">
          <draw:text-box>
            <text:p text:style-name="P9"><text:span text:style-name="T2">ficaram responsáveis por verificar se a tela de cadastro está dentro da guia de</text:span></text:p>
          </draw:text-box>
        </draw:frame>
        <draw:polygon draw:style-name="gr27" draw:text-style-name="P12" draw:layer="layout" svg:width="1.745cm" svg:height="0.411cm" svg:x="4.691cm" svg:y="11.856cm" svg:viewBox="0 0 1746 412" draw:points="0,412 1746,412 1746,0 0,0">
          <text:p/>
        </draw:polygon>
        <draw:frame draw:style-name="gr28" draw:text-style-name="P10" draw:layer="layout" svg:width="8.875cm" svg:height="0.412cm" svg:x="4.695cm" svg:y="11.036cm">
          <draw:text-box>
            <text:p text:style-name="P9"><text:span text:style-name="T2">estilo, podendo dar ideias de possíveis alterações.</text:span></text:p>
          </draw:text-box>
        </draw:frame>
        <draw:frame draw:style-name="gr29" draw:text-style-name="P10" draw:layer="layout" svg:width="1.75cm" svg:height="0.412cm" svg:x="4.695cm" svg:y="11.858cm">
          <draw:text-box>
            <text:p text:style-name="P9"><text:span text:style-name="T1">DECISÃO</text:span></text:p>
          </draw:text-box>
        </draw:frame>
        <draw:frame draw:style-name="gr30" draw:text-style-name="P10" draw:layer="layout" svg:width="12.27cm" svg:height="0.412cm" svg:x="4.695cm" svg:y="12.757cm">
          <draw:text-box>
            <text:p text:style-name="P9"><text:span text:style-name="T2">O aluno Bruno irá realizar um Wireframe opcional da tela de cadastro</text:span></text:p>
          </draw:text-box>
        </draw:frame>
        <draw:frame draw:style-name="gr31" draw:text-style-name="P10" draw:layer="layout" svg:width="13.447cm" svg:height="0.412cm" svg:x="4.695cm" svg:y="13.166cm">
          <draw:text-box>
            <text:p text:style-name="P9"><text:span text:style-name="T2">utilizando Figma ou a plataforma que preferir. Isabella e João irão verificar a</text:span></text:p>
          </draw:text-box>
        </draw:frame>
        <draw:frame draw:style-name="gr32" draw:text-style-name="P10" draw:layer="layout" svg:width="12.507cm" svg:height="0.412cm" svg:x="4.695cm" svg:y="13.579cm">
          <draw:text-box>
            <text:p text:style-name="P9"><text:span text:style-name="T2">tela de cadastro e ambientar a mesma de acordo com a guia de estilo.</text:span></text:p>
          </draw:text-box>
        </draw:frame>
        <draw:polygon draw:style-name="gr22" draw:text-style-name="P11" draw:layer="layout" svg:width="10.141cm" svg:height="0.411cm" svg:x="4.691cm" svg:y="14.978cm" svg:viewBox="0 0 10142 412" draw:points="0,412 10142,412 10142,0 0,0">
          <text:p/>
        </draw:polygon>
        <draw:frame draw:style-name="gr23" draw:text-style-name="P10" draw:layer="layout" svg:width="1.729cm" svg:height="0.412cm" svg:x="2.265cm" svg:y="19.95cm">
          <draw:text-box>
            <text:p text:style-name="P9"><text:span text:style-name="T1">06/09/21</text:span></text:p>
          </draw:text-box>
        </draw:frame>
        <draw:frame draw:style-name="gr33" draw:text-style-name="P10" draw:layer="layout" svg:width="10.124cm" svg:height="0.412cm" svg:x="4.695cm" svg:y="14.98cm">
          <draw:text-box>
            <text:p text:style-name="P9"><text:span text:style-name="T1">EVOLUÇÃO DO WIREFRAME DA TELA DE CADASTRO</text:span></text:p>
          </draw:text-box>
        </draw:frame>
        <draw:frame draw:style-name="gr34" draw:text-style-name="P10" draw:layer="layout" svg:width="13.227cm" svg:height="0.412cm" svg:x="4.695cm" svg:y="15.802cm">
          <draw:text-box>
            <text:p text:style-name="P9"><text:span text:style-name="T2">O Scrum Master Alex está enfatizando sobre o primeiro contato dos alunos</text:span></text:p>
          </draw:text-box>
        </draw:frame>
        <draw:frame draw:style-name="gr35" draw:text-style-name="P10" draw:layer="layout" svg:width="13.642cm" svg:height="0.412cm" svg:x="4.695cm" svg:y="16.214cm">
          <draw:text-box>
            <text:p text:style-name="P9"><text:span text:style-name="T2">com a plataforma Figma, logo depois comentou sobre o wireframe da tela de</text:span></text:p>
          </draw:text-box>
        </draw:frame>
        <draw:frame draw:style-name="gr36" draw:text-style-name="P10" draw:layer="layout" svg:width="13.964cm" svg:height="0.412cm" svg:x="4.695cm" svg:y="16.624cm">
          <draw:text-box>
            <text:p text:style-name="P9"><text:span text:style-name="T2">cadastro feita por Bruno, tanto ele quanto o Rafael gostaram do wireframe. Foi</text:span></text:p>
          </draw:text-box>
        </draw:frame>
        <draw:frame draw:style-name="gr37" draw:text-style-name="P10" draw:layer="layout" svg:width="12.304cm" svg:height="0.412cm" svg:x="4.695cm" svg:y="17.036cm">
          <draw:text-box>
            <text:p text:style-name="P9"><text:span text:style-name="T2">decidido que na próxima sprint serão feitas as alterações levando em</text:span></text:p>
          </draw:text-box>
        </draw:frame>
        <draw:frame draw:style-name="gr38" draw:text-style-name="P10" draw:layer="layout" svg:width="11.974cm" svg:height="0.412cm" svg:x="4.695cm" svg:y="17.446cm">
          <draw:text-box>
            <text:p text:style-name="P9"><text:span text:style-name="T2">consideração as diferenças entre guia de estilo e o que está de fato</text:span></text:p>
          </draw:text-box>
        </draw:frame>
        <draw:frame draw:style-name="gr39" draw:text-style-name="P10" draw:layer="layout" svg:width="13.434cm" svg:height="0.412cm" svg:x="4.695cm" svg:y="17.858cm">
          <draw:text-box>
            <text:p text:style-name="P9"><text:span text:style-name="T2">apresentado na tela, basicamente a tela de cadastro será evoluída, levando</text:span></text:p>
          </draw:text-box>
        </draw:frame>
        <draw:polygon draw:style-name="gr40" draw:text-style-name="P13" draw:layer="layout" svg:width="1.745cm" svg:height="0.411cm" svg:x="4.691cm" svg:y="19.088cm" svg:viewBox="0 0 1746 412" draw:points="0,412 1746,412 1746,0 0,0">
          <text:p/>
        </draw:polygon>
        <draw:frame draw:style-name="gr41" draw:text-style-name="P10" draw:layer="layout" svg:width="6.847cm" svg:height="0.412cm" svg:x="4.695cm" svg:y="18.268cm">
          <draw:text-box>
            <text:p text:style-name="P9"><text:span text:style-name="T2">em consideração os pontos anteriores.</text:span></text:p>
          </draw:text-box>
        </draw:frame>
        <draw:frame draw:style-name="gr42" draw:text-style-name="P10" draw:layer="layout" svg:width="1.873cm" svg:height="0.412cm" svg:x="4.695cm" svg:y="19.09cm">
          <draw:text-box>
            <text:p text:style-name="P9"><text:span text:style-name="T1">DECISÃO </text:span></text:p>
          </draw:text-box>
        </draw:frame>
        <draw:polygon draw:style-name="gr22" draw:text-style-name="P11" draw:layer="layout" svg:width="9.869cm" svg:height="0.411cm" svg:x="4.691cm" svg:y="21.219cm" svg:viewBox="0 0 9870 412" draw:points="0,412 9870,412 9870,0 0,0">
          <text:p/>
        </draw:polygon>
        <draw:frame draw:style-name="gr43" draw:text-style-name="P10" draw:layer="layout" svg:width="10.869cm" svg:height="0.412cm" svg:x="4.695cm" svg:y="19.989cm">
          <draw:text-box>
            <text:p text:style-name="P9"><text:span text:style-name="T2">Ambientar o Wireframe mais ainda conforme a guia de estilo.</text:span></text:p>
          </draw:text-box>
        </draw:frame>
        <draw:frame draw:style-name="gr44" draw:text-style-name="P10" draw:layer="layout" svg:width="9.853cm" svg:height="0.412cm" svg:x="4.695cm" svg:y="21.22cm">
          <draw:text-box>
            <text:p text:style-name="P9"><text:span text:style-name="T1">CRIAÇÃO DO WIREFRAME DA LISTA DE RECURSOS</text:span></text:p>
          </draw:text-box>
        </draw:frame>
        <draw:frame draw:style-name="gr35" draw:text-style-name="P10" draw:layer="layout" svg:width="13.642cm" svg:height="0.412cm" svg:x="4.695cm" svg:y="22.042cm">
          <draw:text-box>
            <text:p text:style-name="P9"><text:span text:style-name="T2">O Scrum Master Rafael está mostrando que temos a tela de cadastro e a tela</text:span></text:p>
          </draw:text-box>
        </draw:frame>
        <draw:frame draw:style-name="gr45" draw:text-style-name="P10" draw:layer="layout" svg:width="12.986cm" svg:height="0.412cm" svg:x="4.695cm" svg:y="22.455cm">
          <draw:text-box>
            <text:p text:style-name="P9"><text:span text:style-name="T2">listar (essa tela está vazia).Os alunos Vitor, João e Isabella trabalharão na</text:span></text:p>
          </draw:text-box>
        </draw:frame>
        <draw:frame draw:style-name="gr46" draw:text-style-name="P10" draw:layer="layout" svg:width="13.841cm" svg:height="0.412cm" svg:x="4.695cm" svg:y="22.864cm">
          <draw:text-box>
            <text:p text:style-name="P9"><text:span text:style-name="T2">criação de um Wireframe da Lista de recursos, para alocar na página listar, de</text:span></text:p>
          </draw:text-box>
        </draw:frame>
        <draw:polygon draw:style-name="gr40" draw:text-style-name="P13" draw:layer="layout" svg:width="1.745cm" svg:height="0.407cm" svg:x="4.691cm" svg:y="24.098cm" svg:viewBox="0 0 1746 408" draw:points="0,408 1746,408 1746,0 0,0">
          <text:p/>
        </draw:polygon>
        <draw:frame draw:style-name="gr47" draw:text-style-name="P10" draw:layer="layout" svg:width="5.285cm" svg:height="0.412cm" svg:x="4.695cm" svg:y="23.277cm">
          <draw:text-box>
            <text:p text:style-name="P9"><text:span text:style-name="T2">acordo com a guia de estilos. </text:span></text:p>
          </draw:text-box>
        </draw:frame>
        <draw:frame draw:style-name="gr29" draw:text-style-name="P10" draw:layer="layout" svg:width="1.75cm" svg:height="0.412cm" svg:x="4.695cm" svg:y="24.099cm">
          <draw:text-box>
            <text:p text:style-name="P9"><text:span text:style-name="T1">DECISÃO</text:span></text:p>
          </draw:text-box>
        </draw:frame>
        <draw:frame draw:style-name="gr48" draw:text-style-name="P10" draw:layer="layout" svg:width="13.76cm" svg:height="0.412cm" svg:x="4.695cm" svg:y="24.995cm">
          <draw:text-box>
            <text:p text:style-name="P9"><text:span text:style-name="T2">Os alunos citados acima irão fazer Wireframes individuais da lista de recursos</text:span></text:p>
          </draw:text-box>
        </draw:frame>
        <draw:frame draw:style-name="gr49" draw:text-style-name="P10" draw:layer="layout" svg:width="13.316cm" svg:height="0.823cm" svg:x="4.695cm" svg:y="25.408cm">
          <draw:text-box>
            <text:p text:style-name="P9"><text:span text:style-name="T2">e ao final, os líderes farão uma decisão para juntar pontos de cada um dos </text:span></text:p>
            <text:p text:style-name="P9"><text:span text:style-name="T2">Wireframes, a fim de criar o Wireframe final da lista de recursos.</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page>
      <draw:page draw:name="page2" draw:style-name="dp1" draw:master-page-name="master-page3">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2" draw:text-style-name="P2" draw:layer="layout" svg:width="2.429cm" svg:height="16.913cm" svg:x="2.07cm" svg:y="8.886cm" svg:viewBox="0 0 2430 16914" draw:points="0,16914 2430,16914 2430,0 0,0">
          <text:p/>
        </draw:polygon>
        <draw:polygon draw:style-name="gr2" draw:text-style-name="P2" draw:layer="layout" svg:width="14.398cm" svg:height="16.913cm" svg:x="4.501cm" svg:y="8.886cm" svg:viewBox="0 0 14399 16914" draw:points="0,16914 14399,16914 1439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2cm" svg:y="0.118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25.825cm" svg:x2="18.9cm" svg:y2="25.825cm">
          <text:p/>
        </draw:line>
        <draw:line draw:style-name="gr10" draw:text-style-name="P7" draw:layer="layout" svg:x1="2.07cm" svg:y1="8.459cm" svg:x2="2.07cm" svg:y2="25.833cm">
          <text:p/>
        </draw:line>
        <draw:line draw:style-name="gr10" draw:text-style-name="P7" draw:layer="layout" svg:x1="4.501cm" svg:y1="8.459cm" svg:x2="4.501cm" svg:y2="25.833cm">
          <text:p/>
        </draw:line>
        <draw:line draw:style-name="gr10" draw:text-style-name="P7" draw:layer="layout" svg:x1="18.891cm" svg:y1="8.459cm" svg:x2="18.891cm" svg:y2="25.833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13.308cm" svg:height="0.409cm" svg:x="4.691cm" svg:y="9.39cm" svg:viewBox="0 0 13309 410" draw:points="0,410 13309,410 13309,0 0,0">
          <text:p/>
        </draw:polygon>
        <draw:frame draw:style-name="gr23" draw:text-style-name="P10" draw:layer="layout" svg:width="1.729cm" svg:height="0.412cm" svg:x="2.265cm" svg:y="11.484cm">
          <draw:text-box>
            <text:p text:style-name="P9"><text:span text:style-name="T1">27/09/21</text:span></text:p>
          </draw:text-box>
        </draw:frame>
        <draw:frame draw:style-name="gr57" draw:text-style-name="P10" draw:layer="layout" svg:width="13.307cm" svg:height="0.412cm" svg:x="4.7cm" svg:y="9.4cm">
          <draw:text-box>
            <text:p text:style-name="P9"><text:span text:style-name="T1">MELHORIA DO CSS NO WIREFRAME CRIADO DA TELA DE CADASTRO</text:span></text:p>
          </draw:text-box>
        </draw:frame>
        <draw:polygon draw:style-name="gr27" draw:text-style-name="P12" draw:layer="layout" svg:width="1.745cm" svg:height="0.411cm" svg:x="4.7cm" svg:y="13.1cm" svg:viewBox="0 0 1746 412" draw:points="0,412 1746,412 1746,0 0,0">
          <text:p/>
        </draw:polygon>
        <draw:frame draw:style-name="gr29" draw:text-style-name="P10" draw:layer="layout" svg:width="1.75cm" svg:height="0.412cm" svg:x="4.7cm" svg:y="13.088cm">
          <draw:text-box>
            <text:p text:style-name="P9"><text:span text:style-name="T1">DECISÃO</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frame draw:style-name="gr58" draw:text-style-name="P17" draw:layer="layout" svg:width="13.4cm" svg:height="2.5cm" svg:x="4.9cm" svg:y="10.3cm">
          <draw:text-box>
            <text:p><text:span text:style-name="T7">O Scrum Master Alex está distribuindo a tarefas, começando pela dos estudantes Bruno e Vitor, os mesmos irão realizar as devidas melhorias (alterações de cores e tamanho de fonte) do CSS, de acordo com o Wireframe criado da tela de cadastro. </text:span></text:p>
          </draw:text-box>
        </draw:frame>
        <draw:frame draw:style-name="gr59" draw:text-style-name="P17" draw:layer="layout" svg:width="10.522cm" svg:height="0.412cm" svg:x="5cm" svg:y="14.2cm">
          <draw:text-box>
            <text:p><text:span text:style-name="T7">Melhorar o CSS, com mudanças de cor e tamanho de fonte.</text:span></text:p>
          </draw:text-box>
        </draw:frame>
        <draw:custom-shape draw:style-name="gr60" draw:text-style-name="P18" draw:layer="layout" svg:width="12.6cm" svg:height="0.5cm" svg:x="4.7cm" svg:y="15.6cm">
          <text:p/>
          <draw:enhanced-geometry svg:viewBox="0 0 21600 21600" draw:mirror-horizontal="false" draw:mirror-vertical="false" draw:type="rectangle" draw:enhanced-path="M 0 0 L 21600 0 21600 21600 0 21600 0 0 Z N"/>
        </draw:custom-shape>
        <draw:frame draw:style-name="gr61" draw:text-style-name="P10" draw:layer="layout" svg:width="12.558cm" svg:height="0.412cm" svg:x="4.693cm" svg:y="15.688cm">
          <draw:text-box>
            <text:p text:style-name="P9"><text:span text:style-name="T1">ESPECIFICAÇÃO DAS CORES E FONTES USADAS NO WIREFRAME</text:span></text:p>
          </draw:text-box>
        </draw:frame>
        <draw:frame draw:style-name="gr58" draw:text-style-name="P17" draw:layer="layout" svg:width="13.4cm" svg:height="2.5cm" svg:x="4.894cm" svg:y="16.7cm">
          <draw:text-box>
            <text:p><text:span text:style-name="T7">O estudante Bruno irá verificar e anotar o Hexadecimal da cor e as fontes utilizadas no Wireframe criado pelo mesmo. </text:span></text:p>
          </draw:text-box>
        </draw:frame>
        <draw:custom-shape draw:style-name="gr62" draw:text-style-name="P19" draw:layer="layout" svg:width="1.8cm" svg:height="0.5cm" svg:x="4.7cm" svg:y="18.4cm">
          <text:p/>
          <draw:enhanced-geometry svg:viewBox="0 0 21600 21600" draw:type="rectangle" draw:enhanced-path="M 0 0 L 21600 0 21600 21600 0 21600 0 0 Z N"/>
        </draw:custom-shape>
        <draw:frame draw:style-name="gr29" draw:text-style-name="P10" draw:layer="layout" svg:width="1.75cm" svg:height="0.412cm" svg:x="4.7cm" svg:y="18.487cm">
          <draw:text-box>
            <text:p text:style-name="P9"><text:span text:style-name="T1">DECISÃO</text:span></text:p>
          </draw:text-box>
        </draw:frame>
        <draw:frame draw:style-name="gr58" draw:text-style-name="P17" draw:layer="layout" svg:width="13.4cm" svg:height="2.5cm" svg:x="4.894cm" svg:y="19.5cm">
          <draw:text-box>
            <text:p><text:span text:style-name="T7">Anotação do Hexadecimal da cor e as fontes utilizadas no Wireframe da tela de cadastro.</text:span></text:p>
          </draw:text-box>
        </draw:frame>
        <draw:frame draw:style-name="gr63" draw:text-style-name="P17" draw:layer="layout" svg:width="13.4cm" svg:height="1.2cm" svg:x="4.894cm" svg:y="16.7cm">
          <draw:text-box>
            <text:p><text:span text:style-name="T7">O estudante Bruno irá verificar e anotar o Hexadecimal da cor e as fontes utilizadas no Wireframe criado pelo mesmo. </text:span></text:p>
          </draw:text-box>
        </draw:frame>
        <draw:custom-shape draw:style-name="gr64" draw:text-style-name="P20" draw:layer="layout" svg:width="13.5cm" svg:height="0.6cm" svg:x="4.7cm" svg:y="20.9cm">
          <text:p/>
          <draw:enhanced-geometry svg:viewBox="0 0 21600 21600" draw:type="rectangle" draw:enhanced-path="M 0 0 L 21600 0 21600 21600 0 21600 0 0 Z N"/>
        </draw:custom-shape>
        <draw:frame draw:style-name="gr65" draw:text-style-name="P10" draw:layer="layout" svg:width="13.426cm" svg:height="0.412cm" svg:x="4.698cm" svg:y="20.987cm">
          <draw:text-box>
            <text:p text:style-name="P9"><text:span text:style-name="T1">CRIAÇÃO DA GUIA DE ESTILOS DA TELA LISTAGEM ADMINISTRATIVA</text:span></text:p>
          </draw:text-box>
        </draw:frame>
        <draw:frame draw:style-name="gr66" draw:text-style-name="P17" draw:layer="layout" svg:width="13.2cm" svg:height="1.4cm" svg:x="5cm" svg:y="22.1cm">
          <draw:text-box>
            <text:p><text:span text:style-name="T7">Essa tarefa foi atribuída para os estudantes Isabella e João, os mesmo irão realizar as melhorias necessárias estipuladas pela professora Gabriela no Wireframe previamente já criado.</text:span></text:p>
          </draw:text-box>
        </draw:frame>
        <draw:custom-shape draw:style-name="gr67" draw:text-style-name="P19" draw:layer="layout" svg:width="1.9cm" svg:height="0.5cm" svg:x="4.7cm" svg:y="23.8cm">
          <text:p/>
          <draw:enhanced-geometry svg:viewBox="0 0 21600 21600" draw:type="rectangle" draw:enhanced-path="M 0 0 L 21600 0 21600 21600 0 21600 0 0 Z N"/>
        </draw:custom-shape>
        <draw:frame draw:style-name="gr29" draw:text-style-name="P10" draw:layer="layout" svg:width="1.75cm" svg:height="0.412cm" svg:x="4.7cm" svg:y="23.886cm">
          <draw:text-box>
            <text:p text:style-name="P9"><text:span text:style-name="T1">DECISÃO</text:span></text:p>
          </draw:text-box>
        </draw:frame>
        <draw:frame draw:style-name="gr66" draw:text-style-name="P17" draw:layer="layout" svg:width="13.2cm" svg:height="1.4cm" svg:x="4.9cm" svg:y="24.6cm">
          <draw:text-box>
            <text:p><text:span text:style-name="T7">Criação do Guia de estilos da tela listagem administrativa.</text:span></text:p>
          </draw:text-box>
        </draw:frame>
      </draw:page>
      <draw:page draw:name="page3" draw:style-name="dp1" draw:master-page-name="master-page3">
        <draw:polygon draw:style-name="gr2" draw:text-style-name="P21" draw:layer="layout" svg:width="14.398cm" svg:height="11.399cm" svg:x="4.502cm" svg:y="14.4cm" svg:viewBox="0 0 14399 11400" draw:points="0,11400 14399,11400 14399,0 0,0">
          <text:p/>
        </draw:polygon>
        <draw:custom-shape draw:style-name="gr68" draw:text-style-name="P22" draw:layer="layout" svg:width="13.6cm" svg:height="0.4cm" svg:x="5cm" svg:y="14.9cm">
          <text:p/>
          <draw:enhanced-geometry svg:viewBox="0 0 21600 21600" draw:type="rectangle" draw:enhanced-path="M 0 0 L 21600 0 21600 21600 0 21600 0 0 Z N"/>
        </draw:custom-shape>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2cm" svg:y="0.118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25.825cm" svg:x2="18.9cm" svg:y2="25.825cm">
          <text:p/>
        </draw:line>
        <draw:line draw:style-name="gr10" draw:text-style-name="P7" draw:layer="layout" svg:x1="2.07cm" svg:y1="8.459cm" svg:x2="2.07cm" svg:y2="25.833cm">
          <text:p/>
        </draw:line>
        <draw:line draw:style-name="gr10" draw:text-style-name="P7" draw:layer="layout" svg:x1="4.501cm" svg:y1="8.459cm" svg:x2="4.501cm" svg:y2="25.833cm">
          <text:p/>
        </draw:line>
        <draw:line draw:style-name="gr10" draw:text-style-name="P7" draw:layer="layout" svg:x1="18.891cm" svg:y1="8.459cm" svg:x2="18.891cm" svg:y2="25.833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13.308cm" svg:height="0.409cm" svg:x="4.691cm" svg:y="9.39cm" svg:viewBox="0 0 13309 410" draw:points="0,410 13309,410 13309,0 0,0">
          <text:p/>
        </draw:polygon>
        <draw:frame draw:style-name="gr23" draw:text-style-name="P10" draw:layer="layout" svg:width="1.729cm" svg:height="0.412cm" svg:x="2.265cm" svg:y="11.484cm">
          <draw:text-box>
            <text:p text:style-name="P9"><text:span text:style-name="T1">04/10/21</text:span></text:p>
          </draw:text-box>
        </draw:frame>
        <draw:frame draw:style-name="gr57" draw:text-style-name="P10" draw:layer="layout" svg:width="13.307cm" svg:height="0.412cm" svg:x="4.7cm" svg:y="9.4cm">
          <draw:text-box>
            <text:p text:style-name="P9"><text:span text:style-name="T1">MELHORIA DO CSS NO WIREFRAME CRIADO DA TELA DE CADASTRO</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frame draw:style-name="gr69" draw:text-style-name="P17" draw:layer="layout" svg:width="13.4cm" svg:height="3.7cm" svg:x="4.7cm" svg:y="10.4cm">
          <draw:text-box>
            <text:p><text:span text:style-name="T7"><text:tab/></text:span><text:span text:style-name="T7">O Scrum Master Rafael está analisando e dando feedback das tarefas atribuidas aos estudantes, começando pela dos estudantes Bruno, o mesmo explicou que pegou o CSS puro do Figma, colocando para homologação.</text:span></text:p>
            <text:p><text:span text:style-name="T7"><text:tab/></text:span><text:span text:style-name="T7">Avançando para os próximos estudantes, João e Isabella, não participaram da reunião, pois estavam em outra sala do Google Meet estudante soluções para guia de estilos administrativas. Antes da reunião, os dois ficaram conversando e pedindo orientações sobre essa guia de estilos para professora Gabriela.</text:span><text:span text:style-name="T7"><text:tab/></text:span></text:p>
          </draw:text-box>
        </draw:frame>
        <draw:frame draw:style-name="gr70" draw:text-style-name="P23" draw:layer="layout" svg:width="13.6cm" svg:height="9.454cm" svg:x="4.9cm" svg:y="16.3cm">
          <draw:text-box>
            <text:p><text:span text:style-name="T7"><text:tab/></text:span><text:span text:style-name="T7">Alex e Rafael estão deferindo as tarefas. Bruno ficou responsável pela realização da especificação do caso de uso da tela cadastrar, o aluno Felipe será sua dupla para acompanhar a realização do mesmo, sugerindo sugestões e aprendendo sobre a tarefa.</text:span></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Vitor ficou responsável pela realização da especificação do caso de uso da tela editar, o aluno Igor será sua dupla para acompanhar a realização do mesmo, sugerindo sugestões e aprendendo sobre a tarefa.</text:span></text:p>
            <text:p><text:span text:style-name="T7"/></text:p>
            <text:p><text:span text:style-name="T7"/></text:p>
            <text:p><text:span text:style-name="T7"/></text:p>
            <text:p><text:span text:style-name="T7"/></text:p>
            <text:p><text:span text:style-name="T7"><text:tab/></text:span><text:span text:style-name="T7">João Ficou responsável por popular a tabela de recursos, com objetivo de gerar script SQL para inserir os dados de teste na mesma. Rafael o aconselhou a utilizar o software Debever, enfatizando que o mesmo é excelente.</text:span></text:p>
            <text:p><text:span text:style-name="T7"/></text:p>
            <text:p><text:span text:style-name="T7"><text:tab/></text:span></text:p>
          </draw:text-box>
        </draw:frame>
        <draw:frame draw:style-name="gr71" draw:text-style-name="P24" draw:layer="layout" svg:width="11.707cm" svg:height="0.412cm" svg:x="4.993cm" svg:y="14.9cm">
          <draw:text-box>
            <text:p text:style-name="P9"><text:span text:style-name="T1">ESPECIFICAÇÃO DE CASO DE USO DA TELA CADASTRAR </text:span></text:p>
          </draw:text-box>
        </draw:frame>
        <draw:custom-shape draw:style-name="gr68" draw:text-style-name="P22" draw:layer="layout" svg:width="13.6cm" svg:height="0.4cm" svg:x="5cm" svg:y="18.988cm">
          <text:p/>
          <draw:enhanced-geometry svg:viewBox="0 0 21600 21600" draw:type="rectangle" draw:enhanced-path="M 0 0 L 21600 0 21600 21600 0 21600 0 0 Z N"/>
        </draw:custom-shape>
        <draw:frame draw:style-name="gr71" draw:text-style-name="P24" draw:layer="layout" svg:width="11.707cm" svg:height="0.412cm" svg:x="4.993cm" svg:y="18.988cm">
          <draw:text-box>
            <text:p text:style-name="P9"><text:span text:style-name="T1">ESPECIFICAÇÃO DE CASO DE USO DA TELA EDITAR </text:span></text:p>
          </draw:text-box>
        </draw:frame>
        <draw:custom-shape draw:style-name="gr68" draw:text-style-name="P22" draw:layer="layout" svg:width="13.6cm" svg:height="0.4cm" svg:x="4.807cm" svg:y="22.3cm">
          <text:p/>
          <draw:enhanced-geometry svg:viewBox="0 0 21600 21600" draw:type="rectangle" draw:enhanced-path="M 0 0 L 21600 0 21600 21600 0 21600 0 0 Z N"/>
        </draw:custom-shape>
        <draw:frame draw:style-name="gr71" draw:text-style-name="P24" draw:layer="layout" svg:width="11.707cm" svg:height="0.412cm" svg:x="4.8cm" svg:y="22.3cm">
          <draw:text-box>
            <text:p text:style-name="P9"><text:span text:style-name="T1">POPULA TABELA DE RECURSOS</text:span></text:p>
          </draw:text-box>
        </draw:frame>
        <draw:frame draw:style-name="gr23" draw:text-style-name="P10" draw:layer="layout" svg:width="1.729cm" svg:height="0.412cm" svg:x="2.271cm" svg:y="19cm">
          <draw:text-box>
            <text:p text:style-name="P9"><text:span text:style-name="T1">18/10/21</text:span></text:p>
          </draw:text-box>
        </draw:frame>
        <draw:line draw:style-name="gr72" draw:text-style-name="P25" draw:layer="layout" svg:x1="4.5cm" svg:y1="14.4cm" svg:x2="18.9cm" svg:y2="14.4cm">
          <text:p/>
        </draw:line>
      </draw:page>
      <draw:page draw:name="page4" draw:style-name="dp1" draw:master-page-name="master-page3">
        <draw:polygon draw:style-name="gr2" draw:text-style-name="P21" draw:layer="layout" svg:width="14.398cm" svg:height="10.399cm" svg:x="4.502cm" svg:y="8.9cm" svg:viewBox="0 0 14399 10400" draw:points="0,10400 14399,10400 14399,0 0,0">
          <text:p/>
        </draw:polygon>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2cm" svg:y="0.118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25.825cm" svg:x2="18.9cm" svg:y2="25.825cm">
          <text:p/>
        </draw:line>
        <draw:line draw:style-name="gr10" draw:text-style-name="P7" draw:layer="layout" svg:x1="2.07cm" svg:y1="8.459cm" svg:x2="2.07cm" svg:y2="25.833cm">
          <text:p/>
        </draw:line>
        <draw:line draw:style-name="gr10" draw:text-style-name="P7" draw:layer="layout" svg:x1="4.501cm" svg:y1="8.459cm" svg:x2="4.501cm" svg:y2="25.833cm">
          <text:p/>
        </draw:line>
        <draw:line draw:style-name="gr10" draw:text-style-name="P7" draw:layer="layout" svg:x1="18.891cm" svg:y1="8.459cm" svg:x2="18.891cm" svg:y2="25.833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13.308cm" svg:height="0.409cm" svg:x="4.691cm" svg:y="9.39cm" svg:viewBox="0 0 13309 410" draw:points="0,410 13309,410 13309,0 0,0">
          <text:p/>
        </draw:polygon>
        <draw:frame draw:style-name="gr73" draw:text-style-name="P24" draw:layer="layout" svg:width="11.2cm" svg:height="0.412cm" svg:x="4.7cm" svg:y="9.4cm">
          <draw:text-box>
            <text:p text:style-name="P9"><text:span text:style-name="T1">ESPECIFICAÇÃO DE CASO DE USO TELA LISTAR</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frame draw:style-name="gr74" draw:text-style-name="P23" draw:layer="layout" svg:width="13.6cm" svg:height="17.788cm" svg:x="4.9cm" svg:y="11.1cm">
          <draw:text-box>
            <text:p><text:span text:style-name="T7"/></text:p>
            <text:p><text:span text:style-name="T7"><text:tab/></text:span><text:span text:style-name="T7">Isabella ficou responsável pela especificação de caso de uso da tela de listagem, o aluno Daniel será sua dupla para acompanhar a realização do mesmo, sugerindo sugestões e aprendendo sobre a tarefa.</text:span></text:p>
            <text:p><text:span text:style-name="T7"/></text:p>
            <text:p><text:span text:style-name="T7"><text:tab/></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Isabella e joao ficaram responsáveis por alterar a guia de estilos de acordo com as especificações e mudanças que a professora Gabriela estipulou.</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Realização da Sprint review, a fim de ver o feedback de cada aluno em relação a metodologia das sprints, através da plataforma EasyRetro.</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tab/></text:span></text:p>
            <text:p/>
          </draw:text-box>
        </draw:frame>
        <draw:polygon draw:style-name="gr22" draw:text-style-name="P11" draw:layer="layout" svg:width="13.308cm" svg:height="0.409cm" svg:x="4.7cm" svg:y="15.378cm" svg:viewBox="0 0 13309 410" draw:points="0,410 13309,410 13309,0 0,0">
          <text:p/>
        </draw:polygon>
        <draw:frame draw:style-name="gr73" draw:text-style-name="P24" draw:layer="layout" svg:width="11.2cm" svg:height="0.412cm" svg:x="4.8cm" svg:y="15.4cm">
          <draw:text-box>
            <text:p text:style-name="P9"><text:span text:style-name="T1">ALTERAR GUIA DE ESTILOS</text:span></text:p>
          </draw:text-box>
        </draw:frame>
        <draw:frame draw:style-name="gr23" draw:text-style-name="P10" draw:layer="layout" svg:width="1.729cm" svg:height="0.412cm" svg:x="2.4cm" svg:y="21.6cm">
          <draw:text-box>
            <text:p text:style-name="P9"><text:span text:style-name="T1">25/10/21</text:span></text:p>
          </draw:text-box>
        </draw:frame>
        <draw:polygon draw:style-name="gr22" draw:text-style-name="P11" draw:layer="layout" svg:width="13.308cm" svg:height="0.409cm" svg:x="4.7cm" svg:y="20.8cm" svg:viewBox="0 0 13309 410" draw:points="0,410 13309,410 13309,0 0,0">
          <text:p/>
        </draw:polygon>
        <draw:frame draw:style-name="gr73" draw:text-style-name="P24" draw:layer="layout" svg:width="11.2cm" svg:height="0.412cm" svg:x="4.8cm" svg:y="20.822cm">
          <draw:text-box>
            <text:p text:style-name="P9"><text:span text:style-name="T1">SPRINT REVIEW</text:span></text:p>
          </draw:text-box>
        </draw:frame>
        <draw:line draw:style-name="gr72" draw:text-style-name="P25" draw:layer="layout" svg:x1="4.5cm" svg:y1="19.3cm" svg:x2="18.9cm" svg:y2="19.3cm">
          <text:p/>
        </draw:line>
      </draw:page>
      <draw:page draw:name="page5" draw:style-name="dp1" draw:master-page-name="master-page3">
        <draw:polygon draw:style-name="gr2" draw:text-style-name="P21" draw:layer="layout" svg:width="14.398cm" svg:height="16.899cm" svg:x="4.502cm" svg:y="8.9cm" svg:viewBox="0 0 14399 16900" draw:points="0,16900 14399,16900 14399,0 0,0">
          <text:p/>
        </draw:polygon>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2cm" svg:y="0.118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25.825cm" svg:x2="18.9cm" svg:y2="25.825cm">
          <text:p/>
        </draw:line>
        <draw:line draw:style-name="gr10" draw:text-style-name="P7" draw:layer="layout" svg:x1="2.07cm" svg:y1="8.459cm" svg:x2="2.07cm" svg:y2="25.833cm">
          <text:p/>
        </draw:line>
        <draw:line draw:style-name="gr10" draw:text-style-name="P7" draw:layer="layout" svg:x1="4.501cm" svg:y1="8.459cm" svg:x2="4.501cm" svg:y2="25.833cm">
          <text:p/>
        </draw:line>
        <draw:line draw:style-name="gr10" draw:text-style-name="P7" draw:layer="layout" svg:x1="18.891cm" svg:y1="8.459cm" svg:x2="18.891cm" svg:y2="25.833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13.308cm" svg:height="0.409cm" svg:x="4.691cm" svg:y="9.39cm" svg:viewBox="0 0 13309 410" draw:points="0,410 13309,410 13309,0 0,0">
          <text:p/>
        </draw:polygon>
        <draw:frame draw:style-name="gr75" draw:text-style-name="P26" draw:layer="layout" svg:width="13.125cm" svg:height="0.412cm" svg:x="4.7cm" svg:y="9.4cm">
          <draw:text-box>
            <text:p text:style-name="P9"><text:span text:style-name="T8">ESPECIFICAÇÃO DE CASO DE USO DA TELA VISUALIZAR RECURSOS</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frame draw:style-name="gr76" draw:text-style-name="P23" draw:layer="layout" svg:width="13.6cm" svg:height="19.021cm" svg:x="4.9cm" svg:y="11.1cm">
          <draw:text-box>
            <text:p><text:span text:style-name="T7"/></text:p>
            <text:p><text:span text:style-name="T7"><text:tab/></text:span><text:span text:style-name="T7">Vitor vai criar o documento de especificação de caso de uso da tela de visualização de recursos, de acordo com o template disponível.</text:span></text:p>
            <text:p><text:span text:style-name="T7"/></text:p>
            <text:p><text:span text:style-name="T7"><text:tab/></text:span></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Vitor também ficou responsável por avaliar se o projeto está de acordo com as alterações da guia de estilos.</text:span></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João e Bruno ficaram responsáveis por reunir em um único arquivo Word, todos arquivos construídos no projeto. Os mesmos, se reuniram para dividir as atividades entre si.</text:span></text:p>
            <text:p><text:span text:style-name="T7"/></text:p>
            <text:p><text:span text:style-name="T7"/></text:p>
            <text:p><text:span text:style-name="T7"/></text:p>
          </draw:text-box>
        </draw:frame>
        <draw:polygon draw:style-name="gr22" draw:text-style-name="P11" draw:layer="layout" svg:width="13.308cm" svg:height="0.409cm" svg:x="4.7cm" svg:y="13.878cm" svg:viewBox="0 0 13309 410" draw:points="0,410 13309,410 13309,0 0,0">
          <text:p/>
        </draw:polygon>
        <draw:frame draw:style-name="gr73" draw:text-style-name="P24" draw:layer="layout" svg:width="11.2cm" svg:height="0.412cm" svg:x="4.8cm" svg:y="13.9cm">
          <draw:text-box>
            <text:p text:style-name="P9"><text:span text:style-name="T1">AVALIAR PROJETO</text:span></text:p>
          </draw:text-box>
        </draw:frame>
        <draw:frame draw:style-name="gr23" draw:text-style-name="P10" draw:layer="layout" svg:width="1.729cm" svg:height="0.412cm" svg:x="2.4cm" svg:y="12.8cm">
          <draw:text-box>
            <text:p text:style-name="P9"><text:span text:style-name="T1">02/11/21</text:span></text:p>
          </draw:text-box>
        </draw:frame>
        <draw:polygon draw:style-name="gr22" draw:text-style-name="P11" draw:layer="layout" svg:width="13.308cm" svg:height="0.409cm" svg:x="4.701cm" svg:y="17.378cm" svg:viewBox="0 0 13309 410" draw:points="0,410 13309,410 13309,0 0,0">
          <text:p/>
        </draw:polygon>
        <draw:frame draw:style-name="gr73" draw:text-style-name="P24" draw:layer="layout" svg:width="11.2cm" svg:height="0.412cm" svg:x="4.801cm" svg:y="17.4cm">
          <draw:text-box>
            <text:p text:style-name="P9"><text:span text:style-name="T1">REUNIR DOCUMENTAÇÃO DO PROJET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00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12-02T20:20:50.354000000</dc:date>
    <meta:editing-duration>PT1H24M15S</meta:editing-duration>
    <meta:editing-cycles>26</meta:editing-cycles>
    <meta:generator>Neat_Office/6.2.8.2$Windows_x86 LibreOffice_project/</meta:generator>
    <meta:document-statistic meta:object-count="372"/>
  </office:meta>
</office:document-meta>
</file>